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5a5a0" draw:textarea-horizontal-align="justify" draw:textarea-vertical-align="middle" draw:auto-grow-height="false" fo:min-height="0.562cm" fo:min-width="1.967cm"/>
    </style:style>
    <style:style style:name="gr2" style:family="graphic" style:parent-style-name="standard">
      <style:graphic-properties draw:fill-color="#05a5a0" draw:textarea-horizontal-align="justify" draw:textarea-vertical-align="middle" draw:auto-grow-height="false" fo:min-height="0.56cm" fo:min-width="1.964cm"/>
    </style:style>
    <style:style style:name="gr3" style:family="graphic" style:parent-style-name="standard">
      <style:graphic-properties svg:stroke-color="#355269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3cm" fo:min-width="0.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04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8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9" style:family="graphic" style:parent-style-name="standard">
      <style:graphic-properties draw:fill-color="#05a5a0" draw:textarea-horizontal-align="justify" draw:textarea-vertical-align="middle" draw:auto-grow-height="false" fo:min-height="1.616cm" fo:min-width="1.3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1cm" fo:min-width="0.87cm"/>
      <style:paragraph-properties style:writing-mode="lr-tb"/>
    </style:style>
    <style:style style:name="P1" style:family="paragraph">
      <loext:graphic-properties draw:fill-color="#05a5a0"/>
      <style:paragraph-properties fo:text-align="center"/>
      <style:text-properties fo:language="en" fo:country="G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  <style:text-properties fo:font-size="20pt" fo:language="en" fo:country="GB" style:font-size-asian="20pt" style:font-size-complex="20pt"/>
    </style:style>
    <style:style style:name="P8" style:family="paragraph">
      <loext:graphic-properties draw:fill-color="#05a5a0"/>
      <style:paragraph-properties fo:text-align="center" style:writing-mode="lr-tb"/>
      <style:text-properties fo:font-size="20pt" fo:language="en" fo:country="GB" style:font-size-asian="20pt" style:font-size-complex="20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20pt" fo:language="en" fo:country="GB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467cm" svg:height="0.812cm" svg:x="6.518cm" svg:y="7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2.464cm" svg:height="0.81cm" draw:transform="rotate (1.5707963267949) translate (2.047cm 3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8.985cm" svg:y1="7.658cm" svg:x2="14.738cm" svg:y2="7.388cm" draw:start-shape="id1" draw:start-glue-point="1" svg:d="M8985 7658h3127v-270h2626" svg:viewBox="0 0 5754 271">
          <text:p/>
        </draw:connector>
        <draw:connector draw:style-name="gr3" draw:text-style-name="P2" draw:layer="layout" svg:x1="2.452cm" svg:y1="0.957cm" svg:x2="2.278cm" svg:y2="-1.873cm" draw:start-shape="id2" draw:start-glue-point="1" svg:d="M2452 957v-1665h-174v-1165" svg:viewBox="0 0 175 2831">
          <text:p/>
        </draw:connector>
        <draw:connector draw:style-name="gr3" draw:text-style-name="P2" draw:layer="layout" svg:x1="2.452cm" svg:y1="3.421cm" svg:x2="6.518cm" svg:y2="7.658cm" draw:start-shape="id2" draw:start-glue-point="3" draw:end-shape="id1" draw:end-glue-point="3" svg:d="M2452 3421v4237h4066" svg:viewBox="0 0 4067 4238">
          <text:p/>
        </draw:connector>
        <draw:frame draw:style-name="gr4" draw:text-style-name="P3" draw:layer="layout" svg:width="1.37cm" svg:height="1.243cm" svg:x="7.215cm" svg:y="7.942cm">
          <draw:text-box>
            <text:p><text:span text:style-name="T1">R</text:span><text:span text:style-name="T2">7</text:span></text:p>
          </draw:text-box>
        </draw:frame>
        <draw:frame draw:style-name="gr5" draw:text-style-name="P3" draw:layer="layout" svg:width="1.204cm" svg:height="1.114cm" svg:x="0.863cm" svg:y="1.677cm">
          <draw:text-box>
            <text:p><text:span text:style-name="T1">R</text:span><text:span text:style-name="T2">6</text:span></text:p>
          </draw:text-box>
        </draw:frame>
        <draw:line draw:style-name="gr6" draw:text-style-name="P4" draw:layer="layout" svg:x1="3.387cm" svg:y1="0.979cm" svg:x2="3.361cm" svg:y2="3.492cm">
          <text:p/>
        </draw:line>
        <draw:frame draw:style-name="gr7" draw:text-style-name="P5" draw:layer="layout" svg:width="0.881cm" svg:height="1.114cm" svg:x="3.379cm" svg:y="1.669cm">
          <draw:text-box>
            <text:p><text:span text:style-name="T3">I</text:span><text:span text:style-name="T4">c</text:span></text:p>
          </draw:text-box>
        </draw:frame>
        <draw:frame draw:style-name="gr8" draw:text-style-name="P6" draw:layer="layout" svg:width="0.739cm" svg:height="0.725cm" svg:x="1.568cm" svg:y="3.682cm">
          <draw:text-box>
            <text:p><text:span text:style-name="T5">7</text:span></text:p>
          </draw:text-box>
        </draw:frame>
        <draw:custom-shape draw:style-name="gr9" draw:text-style-name="P8" draw:layer="layout" svg:width="2.637cm" svg:height="2.638cm" svg:x="1.16cm" svg:y="4.545cm">
          <text:p text:style-name="P7"><text:span text:style-name="T6">+</text:span></text:p>
          <text:p text:style-name="P7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0.739cm" svg:height="0.725cm" svg:x="3.844cm" svg:y="7.837cm">
          <draw:text-box>
            <text:p><text:span text:style-name="T5">8</text:span></text:p>
          </draw:text-box>
        </draw:frame>
        <draw:frame draw:style-name="gr10" draw:text-style-name="P3" draw:layer="layout" svg:width="1.37cm" svg:height="1.011cm" svg:x="3.917cm" svg:y="5.359cm">
          <draw:text-box>
            <text:p><text:span text:style-name="T1">0V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1T12:15:32.009593422</dc:date>
    <meta:editing-duration>PT47M17S</meta:editing-duration>
    <meta:editing-cycles>19</meta:editing-cycles>
    <meta:generator>LibreOffice/6.4.6.2$Linux_X86_64 LibreOffice_project/40$Build-2</meta:generator>
    <meta:document-statistic meta:object-count="13"/>
  </office:meta>
</office:document-meta>
</file>